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mato Tart</text:span><text:line-break/><text:line-break/>4 or 5 medium thinly sliced red or yellow tomatoes or both (about 3/4 lb)<text:line-break/>1 refrigerated pie crust from a 15 ounce package <text:line-break/>1 egg white<text:line-break/>1 5.5 oz <text:s/>container of store bought pesto *<text:line-break/>1 5.5 oz. container <text:s/>of crumbled feta cheese*<text:line-break/>salt and pepper to taste</text:p>
      <text:p text:style-name="Standard">cut up marinated artichoke hearts or cilantro for topping<text:line-break/><text:line-break/>Heat oven to 400 degrees. Place tomato slices on paper towels and thoroughly drain (appx 15 minutes on one side and 4 minutes more on the other). Press crust into bottom of 10 inch tart pan with removable bottom (***I just used a pie pan). Prick bottom of crust with fork; line shell with foil. Fill with pie weights or any dried beans (to hold down the crust. Bake 14 minutes. Remove from oven; remove weights and foil. Brush crust with egg white. Bake 5 more minutes. Cool pan on rack.<text:line-break/><text:line-break/>Spread pesto over crust; sprinkle with cheese. Arrange drained tomatoes, slightly overlapping in concentric circles. *****I add cut up marinated artichoke hearts on top or cilantro. (optional) Sprinkle with salt and pepper. Bake 25-30 minutes or until tomatoes are soft and crust is golden. Cool on rack 10 minutes and remove pan sides if you used a tart pan.<text:line-break/></text:p>
      <text:p text:style-name="Standard"/>
      <text:p text:style-name="Standard">*Not sure of the size, but it is the smaller of the containers, not the 8 ounc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DejaVu Sans" svg:font-family="'DejaVu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Absatz-Standardschriftar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2T17:24:36</meta:creation-date>
    <meta:print-date>2010-03-22T18:33:00</meta:print-date>
    <meta:editing-duration>P15824DT17H31M44S</meta:editing-duration>
    <meta:document-statistic meta:table-count="0" meta:image-count="0" meta:object-count="0" meta:page-count="1" meta:paragraph-count="3" meta:word-count="227" meta:character-count="1250"/>
    <dc:date>2011-12-25T23:20:49</dc:date>
    <dc:creator>robertm </dc:creator>
    <meta:generator>LibreOffice/3.3$Uni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